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9ebdc" officeooo:paragraph-rsid="0009ebdc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elecom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09:50:37.737899384</meta:creation-date>
    <dc:date>2019-09-26T09:54:25.833284046</dc:date>
    <meta:editing-duration>PT3M51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6.0.7.3$Linux_X86_64 LibreOffice_project/00m0$Build-3</meta:generator>
  </office:meta>
</office:document-meta>
</file>